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97b" officeooo:paragraph-rsid="0010297b"/>
    </style:style>
    <style:style style:name="T1" style:family="text">
      <style:text-properties officeooo:rsid="001183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ttice problem</text:p>
      <text:p text:style-name="P1"/>
      <text:p text:style-name="P1"/>
      <text:p text:style-name="P1">Todo:</text:p>
      <text:p text:style-name="P1"/>
      <text:p text:style-name="P1">_<text:span text:style-name="T1">Original version</text:span></text:p>
      <text:p text:style-name="P1"><text:tab/>Lave benchmark af underfunktioner.</text:p>
      <text:p text:style-name="P1"/>
      <text:p text:style-name="P1">_<text:span text:style-name="T1">NoMatrixMatrixMultiplication version</text:span></text:p>
      <text:p text:style-name="P1"><text:tab/>Ryk nutrient diffusion ind i hovedloopet.</text:p>
      <text:p text:style-name="P1"/>
      <text:p text:style-name="P1">Skriv i,j,k loop om til grid og blocks i CUDA</text:p>
      <text:p text:style-name="P1">Definer kernel(s) til hver tråd</text:p>
      <text:p text:style-name="P1"/>
      <text:p text:style-name="P1">Fjern all armadillo strukturer.</text:p>
      <text:p text:style-name="P1"/>
      <text:p text:style-name="P1">Datastruktur? Hvordan? Sørg for at vi får coalsced memory accces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4:19:15.599288818</meta:creation-date>
    <dc:date>2018-10-04T15:47:48.961797330</dc:date>
    <meta:editing-duration>PT7S</meta:editing-duration>
    <meta:editing-cycles>1</meta:editing-cycles>
    <meta:document-statistic meta:table-count="0" meta:image-count="0" meta:object-count="0" meta:page-count="1" meta:paragraph-count="10" meta:word-count="46" meta:character-count="324" meta:non-whitespace-character-count="286"/>
    <meta:generator>LibreOffice/6.1.0.3$Linux_X86_64 LibreOffice_project/efb621ed25068d70781dc026f7e9c5187a4decd1</meta:generator>
  </office:meta>
</office:document-meta>
</file>